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3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4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6" style:family="table-column">
      <style:table-column-properties style:column-width="6.925in" style:use-optimal-column-width="false"/>
    </style:style>
    <style:style style:name="Table5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3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1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5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3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3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3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5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3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3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5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5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5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5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5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5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55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5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5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5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5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6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6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6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6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6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65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6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6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68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9" style:parent-style-name="Textbody" style:family="paragraph">
      <style:paragraph-properties fo:break-before="page" fo:text-align="justify"/>
    </style:style>
    <style:style style:name="T70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ableColumn72" style:family="table-column">
      <style:table-column-properties style:column-width="6.925in" style:use-optimal-column-width="false"/>
    </style:style>
    <style:style style:name="Table71" style:family="table">
      <style:table-properties style:width="6.92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</style:style>
    <style:style style:name="T76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VarsayılanParagrafYazıTipi" style:family="text">
      <style:text-properties fo:font-size="15pt" style:font-size-asian="15pt" style:font-size-complex="15pt"/>
    </style:style>
    <style:style style:name="P78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7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81" style:family="table-column">
      <style:table-column-properties style:column-width="6.925in" style:use-optimal-column-width="false"/>
    </style:style>
    <style:style style:name="Table80" style:family="table">
      <style:table-properties style:width="6.92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85" style:parent-style-name="VarsayılanParagrafYazıTipi" style:family="text">
      <style:text-properties fo:font-size="15pt" style:font-size-asian="15pt" style:font-size-complex="15pt"/>
    </style:style>
    <style:style style:name="T86" style:parent-style-name="VarsayılanParagrafYazıTipi" style:family="text">
      <style:text-properties fo:font-size="15pt" style:font-size-asian="15pt" style:font-size-complex="15pt"/>
    </style:style>
    <style:style style:name="T8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88" style:parent-style-name="VarsayılanParagrafYazıTipi" style:family="text">
      <style:text-properties fo:font-size="15pt" style:font-size-asian="15pt" style:font-size-complex="15pt"/>
    </style:style>
    <style:style style:name="P8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</office:automatic-styles>
  <office:body>
    <office:text text:use-soft-page-breaks="true">
      <text:p text:style-name="P1">Operator Overloadings</text:p>
      <text:p text:style-name="P2">Aşağıda UML diagramı verilen<text:s/>kesirli sayı sınıfını yazınız ve verilen main.cpp dosyası ile beraber derleyip çalıştırınız.</text:p>
      <text:p text:style-name="P3"/>
      <text:p text:style-name="P4">Kesirli Sayı UML Diagramı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KesirliSayi</text:p>
          </table:table-cell>
        </table:table-row>
        <table:table-row table:style-name="TableRow10">
          <table:table-cell table:style-name="TableCell11">
            <text:p text:style-name="P12">- pay: int</text:p>
            <text:p text:style-name="P13">- payda: int</text:p>
          </table:table-cell>
        </table:table-row>
        <table:table-row table:style-name="TableRow14">
          <table:table-cell table:style-name="TableCell15">
            <text:p text:style-name="P16">+ KesirliSayi()</text:p>
            <text:p text:style-name="P17">0 kesirli sayısını oluşturur (0/1)</text:p>
            <text:p text:style-name="P18">+ KesirliSayi(pay: int, payda: int)</text:p>
            <text:p text:style-name="P19">verilen<text:s/>parametrelere göre kesirli sayi oluşturur, oluşturulan kesirli sayıda payda eksi bir sayi olamaz (eski ise gerekli düzenlemeyi yapınız) ve oluşan kesirli sayi olabilecek en sade halde olmalıdır</text:p>
            <text:p text:style-name="P20">+ KesirliSayi(tamsayi: int)</text:p>
            <text:p text:style-name="P21">değeri tamsayi/1 olan kesirli sayıyı oluşturur</text:p>
            <text:p text:style-name="P22">- paydaEsitle(ks: KesirliSayi&amp;): void</text:p>
            <text:p text:style-name="P23">parametre olarak gelen kesirli sayı ile kendisinin paydasını eşitler</text:p>
            <text:p text:style-name="P24">- sadelestir(): void</text:p>
            <text:p text:style-name="P25">kesirli sayıyı olabilecek en sade hale getirir</text:p>
            <text:p text:style-name="P26">+ operator=(ks: KesirliSayi): KesirliSayi&amp;</text:p>
            <text:p text:style-name="P27">parametre olarak gelen kesirli sayının pay ve paydasını kendisine kopyalar</text:p>
            <text:p text:style-name="P28">+ operator=(tamsayi: int): KesirliSayi&amp;</text:p>
            <text:p text:style-name="P29">kendisini parametre olarak gelen tam sayıya eşitler, yani işlem sonucunda kendisi tamsayi/1 değerini alır</text:p>
            <text:p text:style-name="P30">+ operator+(ks: KesirliSayi): KesirliSayi</text:p>
            <text:p text:style-name="P31">kendisiyle parametre olarak gelen kesirli sayıyı toplar, burada dikkat edilmesi gereken işleme giren kesirli sayılar üzerinde hiç bir değişiklik olmamalıdır</text:p>
            <text:p text:style-name="P32">+ operator-(ks: KesirliSayi): KesirliSayi</text:p>
            <text:p text:style-name="P33">kendisinden parametre olarak gelen kesirli sayıyı çıkarır, burada dikkat edilmesi gereken işleme giren kesirli sayılar üzerinde hiç bir değişiklik olmamalıdır</text:p>
            <text:p text:style-name="P34">+ operator*(ks: KesirliSayi): KesirliSayi</text:p>
            <text:p text:style-name="P35">kendisiyle parametre olarak gelen kesirli sayıyı çarpar, burada dikkat edilmesi gereken işleme giren kesirli sayılar üzerinde hiç<text:s/>bir değişiklik olmamalıdır</text:p>
            <text:p text:style-name="P36">+ operator/(ks: KesirliSayi): KesirliSayi</text:p>
            <text:p text:style-name="P37">kendisine parametre olarak gelen kesirli sayıyı böler, burada dikkat edilmesi gereken işleme giren kesirli sayılar üzerinde hiç bir değişiklik olmamalıdır</text:p>
            <text:p text:style-name="P38">+ operator+=(ks: KesirliSayi): KesirliSayi&amp;</text:p>
            <text:p text:style-name="P39">kendisiyle parametre olarak gelen kesirli sayıyı kendisi üzerine toplar</text:p>
            <text:p text:style-name="P40">+ operator-=(ks: KesirliSayi): KesirliSayi&amp;</text:p>
            <text:p text:style-name="P41">kendisinden parametre olarak gelen kesirli sayıyı çıkarır ve sonucu kendisi üzerine yazar</text:p>
            <text:p text:style-name="P42">+ operator*=(ks: KesirliSayi): KesirliSayi&amp;</text:p>
            <text:p text:style-name="P43">kendisiyle parametre olarak gelen kesirli sayıyı kendisi üzerinde çarpar</text:p>
            <text:p text:style-name="P44">+ operator/=(ks: KesirliSayi): KesirliSayi&amp;</text:p>
            <text:p text:style-name="P45">kendisine parametre olarak gelen kesirli sayıyı kendisi üzerinde böler</text:p>
            <text:p text:style-name="P46">+ operator++(): KesirliSayi&amp;</text:p>
            <text:p text:style-name="P47">ön ek (prefix) artırma işlemi<text:s/>yapar (örn: ++ks), bu işlem kesirli sayıyı bir artırır</text:p>
            <text:p text:style-name="P48">+ operator++(i: int): KesirliSayi</text:p>
            <text:p text:style-name="P49">son ek (postfix) artırma işlemi yapar (örn: ks++), bu işlem kesirli sayıyının kendisini bir artırır, fakat artırılmamış halini döner</text:p>
            <text:p text:style-name="P50">+ operator==(ks: KesirliSayi): bool</text:p>
            <text:p text:style-name="P51">kendisiyle parametre olarak gelen kesirli sayıyı karşılaştırır, bu iki kesirli sayı birbirine eşitse true değilse false döner</text:p>
            <text:p text:style-name="P52">+ operator!=(ks: KesirliSayi): bool</text:p>
            <text:p text:style-name="P53">kendisiyle parametre olarak gelen kesirli sayıyı karşılaştırır, bu iki kesirli sayı birbirine eşitse değilse true eşitse false döner</text:p>
            <text:p text:style-name="P54">+ operator&lt;(ks: KesirliSayi): bool</text:p>
            <text:p text:style-name="P55">kendisiyle parametre olarak gelen kesirli sayıyı karşılaştırır, kendisi küçükse true değilse false döner</text:p>
            <text:p text:style-name="P56">+ operator&gt;(ks: KesirliSayi): bool</text:p>
            <text:p text:style-name="P57">kendisiyle parametre olarak gelen kesirli sayıyı karşılaştırır, kendisi büyükse true değilse false döner</text:p>
            <text:p text:style-name="P58">+ operator&lt;=(ks: KesirliSayi): bool</text:p>
            <text:p text:style-name="P59">kendisiyle parametre olarak gelen kesirli sayıyı karşılaştırır, kendisi parametreden küçük eşitse true değilse false döner</text:p>
            <text:p text:style-name="P60">+ operator&gt;=(ks: KesirliSayi):<text:s/>bool</text:p>
            <text:p text:style-name="P61">kendisiyle parametre olarak gelen kesirli sayıyı karşılaştırır, kendisi parametreden büyük eşitse true değilse false döner</text:p>
            <text:p text:style-name="P62">+ &lt;&lt;friend&gt;&gt; operator&gt;&gt;(ist: istream&amp;, ks: KesirliSayi&amp;): istream&amp;</text:p>
            <text:p text:style-name="P63">ist'den iki sayi alır, bunlardan birincisi pay ikincisi paydadır, bu pay ve paydayı kullanarak olabilecek en sade kesirli sayıyı oluşturur (örnek girdi: 4 6, oluşan kesirli sayi 2/3)</text:p>
            <text:p text:style-name="P64">+ &lt;&lt;friend&gt;&gt; operator&lt;&lt;(ost: ostream&amp;, ks: const KesirliSayi&amp;): ostream&amp;</text:p>
            <text:p text:style-name="P65">kesirli sayıyı pay/payda şeklinde ost'ye yazar</text:p>
            <text:p text:style-name="P66">+ &lt;&lt;friend&gt;&gt; test(expected: KesirliSayi, actual: KesirliSayi): bool</text:p>
            <text:p text:style-name="P67">main.cpp içerisinde kodları bulunmakta, tekrar tanımlamayınız, sadece friend function olarak ekleyiniz</text:p>
          </table:table-cell>
        </table:table-row>
      </table:table>
      <text:p text:style-name="P68"/>
      <text:p text:style-name="P69"><text:span text:style-name="T70">Main Fonksiyon Kodu:</text:span>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main.cpp</text:span><text:span text:style-name="T77"><text:s/>dosyası ekte verilmiştir.</text:span></text:p>
          </table:table-cell>
        </table:table-row>
      </table:table>
      <text:p text:style-name="P78"/>
      <text:p text:style-name="P79">Örnek Ekran Çıktıları: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Örnek ekran<text:s/></text:span><text:span text:style-name="T86">çıktısı için ekteki<text:s/></text:span><text:span text:style-name="T87">cikti.txt</text:span><text:span text:style-name="T88"><text:s/>dosyasına bakınız.</text:span>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16:00Z</dc:date>
    <meta:template xlink:href="Normal.dotm" xlink:type="simple"/>
    <meta:editing-cycles>97</meta:editing-cycles>
    <meta:editing-duration>PT15240S</meta:editing-duration>
    <meta:document-statistic meta:page-count="1" meta:paragraph-count="8" meta:word-count="624" meta:character-count="4179" meta:row-count="29" meta:non-whitespace-character-count="3563"/>
  </office:meta>
</office:document-meta>
</file>